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Preeti" svg:font-family="Pree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reet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-d'Vou/L</text:p>
          </table:table-cell>
          <table:table-cell office:value-type="string">
            <text:p>-d'Vou/L</text:p>
          </table:table-cell>
          <table:table-cell office:value-type="string">
            <text:p>(मुख्यगरी</text:p>
          </table:table-cell>
        </table:table-row>
        <table:table-row table:style-name="ro1">
          <table:table-cell office:value-type="string">
            <text:p>-o'/f]k_</text:p>
          </table:table-cell>
          <table:table-cell office:value-type="string">
            <text:p>-o'/f]k_</text:p>
          </table:table-cell>
          <table:table-cell office:value-type="string">
            <text:p>(युरोप)</text:p>
          </table:table-cell>
        </table:table-row>
        <table:table-row table:style-name="ro1">
          <table:table-cell office:value-type="string">
            <text:p>-o'/f]k_eGbf</text:p>
          </table:table-cell>
          <table:table-cell office:value-type="string">
            <text:p>-o'/f]k_eGbf</text:p>
          </table:table-cell>
          <table:table-cell office:value-type="string">
            <text:p>(युरोप)भन्दा</text:p>
          </table:table-cell>
        </table:table-row>
        <table:table-row table:style-name="ro2">
          <table:table-cell office:value-type="string">
            <text:p>/]l8of]]</text:p>
          </table:table-cell>
          <table:table-cell office:value-type="string">
            <text:p>/]l8of]]</text:p>
          </table:table-cell>
          <table:table-cell office:value-type="string">
            <text:p>रेडियो</text:p>
          </table:table-cell>
        </table:table-row>
        <table:table-row table:style-name="ro2">
          <table:table-cell office:value-type="string">
            <text:p>/fd|f]]</text:p>
          </table:table-cell>
          <table:table-cell office:value-type="string">
            <text:p>/fd|f]]</text:p>
          </table:table-cell>
          <table:table-cell office:value-type="string">
            <text:p>राम्रो</text:p>
          </table:table-cell>
        </table:table-row>
        <table:table-row table:style-name="ro2">
          <table:table-cell office:value-type="string">
            <text:p>5f]/L]{</text:p>
          </table:table-cell>
          <table:table-cell office:value-type="string">
            <text:p>5f]/L]{</text:p>
          </table:table-cell>
          <table:table-cell office:value-type="string">
            <text:p>छोर्री</text:p>
          </table:table-cell>
        </table:table-row>
        <table:table-row table:style-name="ro2">
          <table:table-cell office:value-type="string">
            <text:p>5}gf+}</text:p>
          </table:table-cell>
          <table:table-cell office:value-type="string">
            <text:p>5}gf+}</text:p>
          </table:table-cell>
          <table:table-cell office:value-type="string">
            <text:p>छैनौं</text:p>
          </table:table-cell>
        </table:table-row>
        <table:table-row table:style-name="ro2">
          <table:table-cell office:value-type="string">
            <text:p>7fpFm</text:p>
          </table:table-cell>
          <table:table-cell office:value-type="string">
            <text:p>7fpFm</text:p>
          </table:table-cell>
          <table:table-cell office:value-type="string">
            <text:p>ठाऊँ</text:p>
          </table:table-cell>
        </table:table-row>
        <table:table-row table:style-name="ro2">
          <table:table-cell office:value-type="string">
            <text:p>:s""n</text:p>
          </table:table-cell>
          <table:table-cell office:value-type="string">
            <text:p>:s""n</text:p>
          </table:table-cell>
          <table:table-cell office:value-type="string">
            <text:p>स्कूल</text:p>
          </table:table-cell>
        </table:table-row>
        <table:table-row table:style-name="ro2">
          <table:table-cell office:value-type="string">
            <text:p>;''rgf</text:p>
          </table:table-cell>
          <table:table-cell office:value-type="string">
            <text:p>;''rgf</text:p>
          </table:table-cell>
          <table:table-cell office:value-type="string">
            <text:p>सुचना</text:p>
          </table:table-cell>
        </table:table-row>
        <table:table-row table:style-name="ro2">
          <table:table-cell office:value-type="string">
            <text:p>;'gF]</text:p>
          </table:table-cell>
          <table:table-cell office:value-type="string">
            <text:p>;'gF]</text:p>
          </table:table-cell>
          <table:table-cell office:value-type="string">
            <text:p>सुनेँ</text:p>
          </table:table-cell>
        </table:table-row>
        <table:table-row table:style-name="ro1">
          <table:table-cell office:value-type="string">
            <text:p>;'gF],</text:p>
          </table:table-cell>
          <table:table-cell office:value-type="string">
            <text:p>;'gF],</text:p>
          </table:table-cell>
          <table:table-cell office:value-type="string">
            <text:p>सुनेँ,</text:p>
          </table:table-cell>
        </table:table-row>
        <table:table-row table:style-name="ro2">
          <table:table-cell office:value-type="string">
            <text:p>;'gfpYof+}</text:p>
          </table:table-cell>
          <table:table-cell office:value-type="string">
            <text:p>;'gfpYof+}</text:p>
          </table:table-cell>
          <table:table-cell office:value-type="string">
            <text:p>सुनाउथ्यौं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Preeti" svg:font-family="Pree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06/14/2008</text:date>, <text:time>21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4T21:22:27</meta:creation-date>
    <dc:creator>Jacob Nordfalk</dc:creator>
    <dc:date>2008-06-14T21:31:09</dc:date>
    <meta:editing-cycles>1</meta:editing-cycles>
    <meta:editing-duration>PT8M42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